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rebuchet MS" svg:font-family="'Trebuchet MS', Trebuchet, 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34pt" fo:font-style="italic" style:text-underline-style="solid" style:text-underline-width="auto" style:text-underline-color="font-color" fo:font-weight="bold" officeooo:rsid="0015cc96" officeooo:paragraph-rsid="0015cc96" style:font-style-asian="italic" style:font-weight-asian="bold" style:font-style-complex="italic" style:font-weight-complex="bold"/>
    </style:style>
    <style:style style:name="P2" style:family="paragraph" style:parent-style-name="Standard">
      <style:paragraph-properties fo:text-align="start" style:justify-single-word="false"/>
      <style:text-properties fo:font-size="12pt" fo:font-style="normal" style:text-underline-style="none" fo:font-weight="normal" officeooo:rsid="001a7cde" officeooo:paragraph-rsid="001a7cde" style:font-style-asian="normal" style:font-weight-asian="normal" style:font-style-complex="normal" style:font-weight-complex="normal"/>
    </style:style>
    <style:style style:name="P3" style:family="paragraph" style:parent-style-name="Standard">
      <style:paragraph-properties fo:text-align="start" style:justify-single-word="false"/>
      <style:text-properties fo:font-size="12pt" fo:font-style="normal" style:text-underline-style="none" fo:font-weight="normal" officeooo:rsid="001fad14" officeooo:paragraph-rsid="001fad14" style:font-style-asian="normal" style:font-weight-asian="normal" style:font-style-complex="normal" style:font-weight-complex="normal"/>
    </style:style>
    <style:style style:name="P4" style:family="paragraph" style:parent-style-name="Standard">
      <style:paragraph-properties fo:text-align="start" style:justify-single-word="false"/>
      <style:text-properties fo:font-size="12pt" fo:font-style="normal" style:text-underline-style="none" fo:font-weight="normal" officeooo:rsid="00203666" officeooo:paragraph-rsid="00203666"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fo:font-size="12pt" fo:font-style="normal" style:text-underline-style="none" fo:font-weight="normal" officeooo:rsid="00205efb" officeooo:paragraph-rsid="00205efb"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font-size="12pt" fo:font-style="normal" style:text-underline-style="none" fo:font-weight="normal" officeooo:rsid="00206771" officeooo:paragraph-rsid="00206771"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fo:font-size="12pt" fo:font-style="normal" style:text-underline-style="none" fo:font-weight="normal" officeooo:rsid="00227d53" officeooo:paragraph-rsid="00227d53"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font-size="12pt" fo:font-style="normal" style:text-underline-style="none" fo:font-weight="normal" officeooo:rsid="002418f2" officeooo:paragraph-rsid="002418f2"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font-size="12pt" fo:font-style="normal" style:text-underline-style="none" fo:font-weight="normal" officeooo:rsid="002418f2" officeooo:paragraph-rsid="00245386"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fo:font-size="12pt" fo:font-style="normal" style:text-underline-style="none" fo:font-weight="normal" officeooo:rsid="00245386" officeooo:paragraph-rsid="00245386"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size="12pt" fo:font-style="normal" style:text-underline-style="none" fo:font-weight="normal" officeooo:rsid="00245386" officeooo:paragraph-rsid="0025f852"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ize="12pt" fo:font-style="normal" style:text-underline-style="none" fo:font-weight="normal" officeooo:rsid="002518a5" officeooo:paragraph-rsid="002518a5"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ize="12pt" fo:font-style="normal" style:text-underline-style="none" fo:font-weight="normal" officeooo:rsid="0029be3d" officeooo:paragraph-rsid="0029be3d"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ize="12pt" fo:font-style="normal" style:text-underline-style="none" fo:font-weight="normal" officeooo:rsid="00329902" officeooo:paragraph-rsid="00329902"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1a7cde" officeooo:paragraph-rsid="001a7cde" style:font-style-asian="normal" style:font-weight-asian="bold" style:font-style-complex="normal" style:font-weight-complex="bold"/>
    </style:style>
    <style:style style:name="P16"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1fad14" officeooo:paragraph-rsid="001fad14" style:font-style-asian="normal" style:font-weight-asian="bold" style:font-style-complex="normal" style:font-weight-complex="bold"/>
    </style:style>
    <style:style style:name="P17"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205efb" officeooo:paragraph-rsid="00205efb" style:font-style-asian="normal" style:font-weight-asian="bold" style:font-style-complex="normal" style:font-weight-complex="bold"/>
    </style:style>
    <style:style style:name="P18"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227d53" officeooo:paragraph-rsid="002518a5" style:font-style-asian="normal" style:font-weight-asian="bold" style:font-style-complex="normal" style:font-weight-complex="bold"/>
    </style:style>
    <style:style style:name="P19"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245386" officeooo:paragraph-rsid="00245386" style:font-style-asian="normal" style:font-weight-asian="bold" style:font-style-complex="normal" style:font-weight-complex="bold"/>
    </style:style>
    <style:style style:name="P20" style:family="paragraph" style:parent-style-name="Standard">
      <style:paragraph-properties fo:text-align="center" style:justify-single-word="false"/>
      <style:text-properties fo:font-size="10pt" fo:font-style="normal" style:text-underline-style="none" fo:font-weight="normal" officeooo:rsid="0015cc96" officeooo:paragraph-rsid="0015cc96"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ize="10pt" fo:font-style="normal" style:text-underline-style="none" fo:font-weight="normal" officeooo:rsid="0015cc96" officeooo:paragraph-rsid="0015cc96"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2477fc" officeooo:paragraph-rsid="002477fc" style:font-style-asian="normal" style:font-weight-asian="bold" style:font-style-complex="normal" style:font-weight-complex="bold"/>
    </style:style>
    <style:style style:name="P23" style:family="paragraph" style:parent-style-name="Standard">
      <style:paragraph-properties fo:text-align="start" style:justify-single-word="false"/>
      <style:text-properties fo:font-size="12pt" fo:font-style="normal" style:text-underline-style="none" fo:font-weight="normal" officeooo:rsid="00245386" officeooo:paragraph-rsid="00245386"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ize="12pt" fo:font-style="normal" style:text-underline-style="none" fo:font-weight="normal" officeooo:rsid="00348592" officeooo:paragraph-rsid="00348592"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ize="12pt" fo:font-style="normal" style:text-underline-style="none" fo:font-weight="normal" officeooo:rsid="003676e3" officeooo:paragraph-rsid="00348592"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ize="12pt" fo:font-style="normal" style:text-underline-style="none" fo:font-weight="normal" officeooo:rsid="003676e3" officeooo:paragraph-rsid="003676e3"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ize="12pt" fo:font-style="normal" style:text-underline-style="none" fo:font-weight="normal" officeooo:rsid="003718f3" officeooo:paragraph-rsid="003718f3"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348592" officeooo:paragraph-rsid="00348592" style:font-style-asian="normal" style:font-weight-asian="bold" style:font-style-complex="normal" style:font-weight-complex="bold"/>
    </style:style>
    <style:style style:name="P29" style:family="paragraph">
      <style:paragraph-properties fo:text-align="center"/>
    </style:style>
    <style:style style:name="P30" style:family="paragraph">
      <loext:graphic-properties draw:fill="none" draw:fill-color="#ffffff"/>
      <style:paragraph-properties fo:text-align="center"/>
      <style:text-properties fo:color="#ffff99" fo:font-weight="bold" style:font-weight-asian="bold" style:font-weight-complex="bold"/>
    </style:style>
    <style:style style:name="P31" style:family="paragraph">
      <loext:graphic-properties draw:fill="none" draw:fill-color="#ffffff"/>
    </style:style>
    <style:style style:name="P32" style:family="paragraph">
      <loext:graphic-properties draw:fill="none" draw:fill-color="#ffffff"/>
      <style:text-properties fo:color="#ff00ff"/>
    </style:style>
    <style:style style:name="T1" style:family="text">
      <style:text-properties officeooo:rsid="001a8103"/>
    </style:style>
    <style:style style:name="T2" style:family="text">
      <style:text-properties officeooo:rsid="001b8bc6"/>
    </style:style>
    <style:style style:name="T3" style:family="text">
      <style:text-properties officeooo:rsid="001fad14"/>
    </style:style>
    <style:style style:name="T4" style:family="text">
      <style:text-properties officeooo:rsid="00203666"/>
    </style:style>
    <style:style style:name="T5" style:family="text">
      <style:text-properties officeooo:rsid="00206771"/>
    </style:style>
    <style:style style:name="T6" style:family="text">
      <style:text-properties officeooo:rsid="0022e270"/>
    </style:style>
    <style:style style:name="T7" style:family="text">
      <style:text-properties officeooo:rsid="00245386"/>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fo:font-weight="bold" officeooo:rsid="00245386" style:font-weight-asian="bold" style:font-weight-complex="bold"/>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normal" officeooo:rsid="002518a5" style:font-weight-asian="normal" style:font-weight-complex="normal"/>
    </style:style>
    <style:style style:name="T13" style:family="text">
      <style:text-properties officeooo:rsid="0025f852"/>
    </style:style>
    <style:style style:name="T14" style:family="text">
      <style:text-properties officeooo:rsid="0029be3d"/>
    </style:style>
    <style:style style:name="T15" style:family="text">
      <style:text-properties officeooo:rsid="002b36b6"/>
    </style:style>
    <style:style style:name="T16" style:family="text">
      <style:text-properties officeooo:rsid="002c9951"/>
    </style:style>
    <style:style style:name="T17" style:family="text">
      <style:text-properties officeooo:rsid="002d3dff"/>
    </style:style>
    <style:style style:name="T18" style:family="text">
      <style:text-properties officeooo:rsid="002e54c1"/>
    </style:style>
    <style:style style:name="T19" style:family="text">
      <style:text-properties officeooo:rsid="002fdae1"/>
    </style:style>
    <style:style style:name="T20" style:family="text">
      <style:text-properties officeooo:rsid="00304a14"/>
    </style:style>
    <style:style style:name="T21" style:family="text">
      <style:text-properties officeooo:rsid="0030e1b0"/>
    </style:style>
    <style:style style:name="T22" style:family="text">
      <style:text-properties officeooo:rsid="00329902"/>
    </style:style>
    <style:style style:name="T23"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27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ydeChat</text:p>
      <text:p text:style-name="P20"/>
      <text:p text:style-name="P21"/>
      <text:p text:style-name="P21"><draw:frame text:anchor-type="paragraph" draw:z-index="0" draw:style-name="gr1" draw:text-style-name="P30" svg:width="1.0835in" svg:height="0.2087in" svg:x="2.8319in" svg:y="0.0472in"><draw:text-box><text:p text:style-name="P29"><text:span text:style-name="T23">Super Admin</text:span></text:p></draw:text-box></draw:frame><draw:line text:anchor-type="paragraph" draw:z-index="1" draw:style-name="gr2" draw:text-style-name="P29" svg:x1="3.3736in" svg:y1="0.3283in" svg:x2="3.3736in" svg:y2="0.8283in"><text:p/></draw:line><draw:line text:anchor-type="paragraph" draw:z-index="4" draw:style-name="gr2" draw:text-style-name="P29" svg:x1="3.3736in" svg:y1="0.8283in" svg:x2="6.7382in" svg:y2="0.8283in"><text:p/></draw:line><draw:line text:anchor-type="paragraph" draw:z-index="5" draw:style-name="gr2" draw:text-style-name="P29" svg:x1="6.7382in" svg:y1="0.8283in" svg:x2="6.7382in" svg:y2="1.5264in"><text:p/></draw:line><draw:line text:anchor-type="paragraph" draw:z-index="6" draw:style-name="gr2" draw:text-style-name="P29" svg:x1="3.3736in" svg:y1="0.8283in" svg:x2="3.3736in" svg:y2="1.4012in"><text:p/></draw:line><draw:line text:anchor-type="paragraph" draw:z-index="9" draw:style-name="gr2" draw:text-style-name="P29" svg:x1="3.3736in" svg:y1="1.3492in" svg:x2="3.3736in" svg:y2="1.5366in"><text:p/></draw:line><draw:frame text:anchor-type="paragraph" draw:z-index="12" draw:style-name="gr6" draw:text-style-name="P31" svg:width="0.5524in" svg:height="0.3843in" svg:x="0.5299in" svg:y="2.3807in"><draw:text-box><text:p>User Agent 2</text:p></draw:text-box></draw:frame><draw:line text:anchor-type="paragraph" draw:z-index="14" draw:style-name="gr2" draw:text-style-name="P29" svg:x1="0.0819in" svg:y1="2.1307in" svg:x2="1.3319in" svg:y2="2.1307in"><text:p/></draw:line><draw:line text:anchor-type="paragraph" draw:z-index="16" draw:style-name="gr2" draw:text-style-name="P29" svg:x1="0.0819in" svg:y1="2.1307in" svg:x2="0.0819in" svg:y2="2.3705in"><text:p/></draw:line><draw:frame text:anchor-type="paragraph" draw:z-index="17" draw:style-name="gr6" draw:text-style-name="P31" svg:width="0.5941in" svg:height="0.3843in" svg:x="1.1756in" svg:y="2.3807in"><draw:text-box><text:p>User Agent n</text:p></draw:text-box></draw:frame><draw:line text:anchor-type="paragraph" draw:z-index="18" draw:style-name="gr2" draw:text-style-name="P29" svg:x1="1.3217in" svg:y1="2.3807in" svg:x2="1.3319in" svg:y2="2.1307in"><text:p/></draw:line><draw:frame text:anchor-type="paragraph" draw:z-index="19" draw:style-name="gr7" draw:text-style-name="P31" svg:width="0.5835in" svg:height="0.4169in" svg:x="2.478in" svg:y="2.2035in"><draw:text-box><text:p>User Agent 1</text:p></draw:text-box></draw:frame><draw:frame text:anchor-type="paragraph" draw:z-index="20" draw:style-name="gr6" draw:text-style-name="P31" svg:width="0.5524in" svg:height="0.3843in" svg:x="3.061in" svg:y="2.2035in"><draw:text-box><text:p>User Agent 2</text:p></draw:text-box></draw:frame><draw:frame text:anchor-type="paragraph" draw:z-index="21" draw:style-name="gr8" draw:text-style-name="P31" svg:width="0.5941in" svg:height="0.3858in" svg:x="3.6965in" svg:y="2.2035in"><draw:text-box><text:p>User Agent n</text:p></draw:text-box></draw:frame><draw:line text:anchor-type="paragraph" draw:z-index="22" draw:style-name="gr2" draw:text-style-name="P29" svg:x1="3.3634in" svg:y1="1.7346in" svg:x2="3.3634in" svg:y2="1.9327in"><text:p/></draw:line><draw:line text:anchor-type="paragraph" draw:z-index="23" draw:style-name="gr2" draw:text-style-name="P29" svg:x1="2.6028in" svg:y1="1.9327in" svg:x2="3.9047in" svg:y2="1.9327in"><text:p/></draw:line><draw:line text:anchor-type="paragraph" draw:z-index="24" draw:style-name="gr2" draw:text-style-name="P29" svg:x1="3.2591in" svg:y1="1.9327in" svg:x2="3.2591in" svg:y2="2.2035in"><text:p/></draw:line><draw:line text:anchor-type="paragraph" draw:z-index="25" draw:style-name="gr2" draw:text-style-name="P29" svg:x1="3.9047in" svg:y1="1.9327in" svg:x2="3.9047in" svg:y2="2.2035in"><text:p/></draw:line><draw:line text:anchor-type="paragraph" draw:z-index="26" draw:style-name="gr2" draw:text-style-name="P29" svg:x1="2.6028in" svg:y1="1.9327in" svg:x2="2.6028in" svg:y2="2.2035in"><text:p/></draw:line><draw:frame text:anchor-type="paragraph" draw:z-index="27" draw:style-name="gr8" draw:text-style-name="P31" svg:width="0.5524in" svg:height="0.3858in" svg:x="5.7071in" svg:y="2.2972in"><draw:text-box><text:p>User Agent 1</text:p></draw:text-box></draw:frame><draw:frame text:anchor-type="paragraph" draw:z-index="28" draw:style-name="gr9" draw:text-style-name="P31" svg:width="0.5524in" svg:height="0.4276in" svg:x="6.3319in" svg:y="2.2972in"><draw:text-box><text:p>User Agent 2</text:p></draw:text-box></draw:frame><draw:frame text:anchor-type="paragraph" draw:z-index="29" draw:style-name="gr6" draw:text-style-name="P31" svg:width="0.5524in" svg:height="0.3843in" svg:x="6.9465in" svg:y="2.2972in"><draw:text-box><text:p>User Agent n</text:p></draw:text-box></draw:frame><draw:line text:anchor-type="paragraph" draw:z-index="30" draw:style-name="gr2" draw:text-style-name="P29" svg:x1="6.7382in" svg:y1="1.7555in" svg:x2="6.7382in" svg:y2="2.0575in"><text:p/></draw:line><draw:line text:anchor-type="paragraph" draw:z-index="31" draw:style-name="gr2" draw:text-style-name="P29" svg:x1="5.811in" svg:y1="2.0575in" svg:x2="7.1445in" svg:y2="2.0575in"><text:p/></draw:line><draw:line text:anchor-type="paragraph" draw:z-index="32" draw:style-name="gr2" draw:text-style-name="P29" svg:x1="7.1445in" svg:y1="2.0575in" svg:x2="7.1445in" svg:y2="2.224in"><text:p/></draw:line><draw:line text:anchor-type="paragraph" draw:z-index="33" draw:style-name="gr2" draw:text-style-name="P29" svg:x1="6.4984in" svg:y1="2.0575in" svg:x2="6.4984in" svg:y2="2.2972in"><text:p/></draw:line><draw:frame text:anchor-type="paragraph" draw:z-index="11" draw:style-name="gr6" draw:text-style-name="P32" svg:width="0.5732in" svg:height="0.3843in" svg:x="-0.1264in" svg:y="2.3701in"><draw:text-box><text:p>User <text:s/>Agent 1</text:p></draw:text-box></draw:frame></text:p>
      <text:p text:style-name="P21"/>
      <text:p text:style-name="P21"/>
      <text:p text:style-name="P21"/>
      <text:p text:style-name="P21"/>
      <text:p text:style-name="P21"><draw:line text:anchor-type="paragraph" draw:z-index="3" draw:style-name="gr2" draw:text-style-name="P29" svg:x1="0.5299in" svg:y1="0.0264in" svg:x2="0.5299in" svg:y2="0.7244in"><text:p/></draw:line><draw:line text:anchor-type="paragraph" draw:z-index="2" draw:style-name="gr2" draw:text-style-name="P29" svg:x1="3.3736in" svg:y1="0.0264in" svg:x2="0.5299in" svg:y2="0.0264in"><text:p/></draw:line></text:p>
      <text:p text:style-name="P21"/>
      <text:p text:style-name="P21"/>
      <text:p text:style-name="P21"/>
      <text:p text:style-name="P21"><draw:frame text:anchor-type="paragraph" draw:z-index="7" draw:style-name="gr3" draw:text-style-name="P31" svg:width="1.0315in" svg:height="0.2713in" svg:x="0.0193in" svg:y="0.0827in"><draw:text-box><text:p>Organisation 1</text:p></draw:text-box></draw:frame><draw:frame text:anchor-type="paragraph" draw:z-index="8" draw:style-name="gr4" draw:text-style-name="P31" svg:width="1.0315in" svg:height="0.198in" svg:x="2.8528in" svg:y="0.0929in"><draw:text-box><text:p>Organisation 2</text:p></draw:text-box></draw:frame><draw:frame text:anchor-type="paragraph" draw:z-index="10" draw:style-name="gr5" draw:text-style-name="P31" svg:width="1.063in" svg:height="0.2295in" svg:x="6.2382in" svg:y="0.0827in"><draw:text-box><text:p>Organisation 3</text:p></draw:text-box></draw:frame></text:p>
      <text:p text:style-name="P21"><draw:line text:anchor-type="paragraph" draw:z-index="13" draw:style-name="gr2" draw:text-style-name="P29" svg:x1="0.5091in" svg:y1="0.1409in" svg:x2="0.5091in" svg:y2="0.5264in"><text:p/></draw:line></text:p>
      <text:p text:style-name="P21"/>
      <text:p text:style-name="P21"><draw:line text:anchor-type="paragraph" draw:z-index="34" draw:style-name="gr2" draw:text-style-name="P29" svg:x1="5.811in" svg:y1="0.1327in" svg:x2="5.811in" svg:y2="0.3724in"><text:p/></draw:line></text:p>
      <text:p text:style-name="P21"><draw:line text:anchor-type="paragraph" draw:z-index="15" draw:style-name="gr2" draw:text-style-name="P29" svg:x1="0.7382in" svg:y1="0.0453in" svg:x2="0.7382in" svg:y2="0.2953in"><text:p/></draw:line></text:p>
      <text:p text:style-name="P21"/>
      <text:p text:style-name="P21"/>
      <text:p text:style-name="P21"/>
      <text:p text:style-name="P21"/>
      <text:p text:style-name="P21"/>
      <text:p text:style-name="P21"/>
      <text:p text:style-name="P22">Screens:</text:p>
      <text:p text:style-name="P21"/>
      <text:p text:style-name="P15">Super Admin:</text:p>
      <text:p text:style-name="P2"/>
      <text:p text:style-name="P2">1) Login</text:p>
      <text:p text:style-name="P2">2) List of Organi<text:span text:style-name="T3">z</text:span>ation<text:span text:style-name="T2">(Create, Edit, Update, Delete)</text:span></text:p>
      <text:p text:style-name="P2">3) List of <text:span text:style-name="T1">User </text:span>Agent <text:span text:style-name="T2">(Create, Edit, Update, Delete)</text:span></text:p>
      <text:p text:style-name="P2">4) Price List </text:p>
      <text:p text:style-name="P2">5) Permission</text:p>
      <text:p text:style-name="P6">6) Logout</text:p>
      <text:p text:style-name="P2"/>
      <text:p text:style-name="P16">Organization:</text:p>
      <text:p text:style-name="P3"/>
      <text:p text:style-name="P3">1) <text:span text:style-name="T4">Login</text:span></text:p>
      <text:p text:style-name="P4">2) List of User Agent (Add, Edit, Update, Delete)</text:p>
      <text:p text:style-name="P4">3) Chat History</text:p>
      <text:p text:style-name="P4">4) Agent Rating</text:p>
      <text:p text:style-name="P4">5) Permission</text:p>
      <text:p text:style-name="P6">6) Logout</text:p>
      <text:p text:style-name="P6"/>
      <text:p text:style-name="P17">User Agent:</text:p>
      <text:p text:style-name="P5"/>
      <text:p text:style-name="P5">1) Login</text:p>
      <text:p text:style-name="P5">2) Chat <text:span text:style-name="T5">Screen</text:span></text:p>
      <text:p text:style-name="P5"><text:span text:style-name="T5">3</text:span>) Chat History &amp; Rating</text:p>
      <text:p text:style-name="P6">4) Logout</text:p>
      <text:p text:style-name="P5"/>
      <text:p text:style-name="P18"><text:soft-page-break/>DataBase Schema:<text:span text:style-name="T11"> </text:span><text:span text:style-name="T12">zyde_Messenger</text:span></text:p>
      <text:p text:style-name="P7"/>
      <text:p text:style-name="P7"><text:span text:style-name="T10">Table 1:</text:span><text:span text:style-name="T7"> </text:span>zydechat_login</text:p>
      <text:p text:style-name="P7"/>
      <text:p text:style-name="P7">1) login_id</text:p>
      <text:p text:style-name="P7">2) username</text:p>
      <text:p text:style-name="P7">3) password</text:p>
      <text:p text:style-name="P7">4) type (Super Admin, Organization, User Agent)</text:p>
      <text:p text:style-name="P14">5) organization_id</text:p>
      <text:p text:style-name="P7"><text:span text:style-name="T22">6</text:span>) current_status (Active, Inactive)</text:p>
      <text:p text:style-name="P7"><text:span text:style-name="T22">7</text:span>) account_status (<text:span text:style-name="T6">A</text:span>ctive, Inactive)</text:p>
      <text:p text:style-name="P7"><text:span text:style-name="T22">8</text:span>) updated_date<text:span text:style-name="T17">t</text:span>ime</text:p>
      <text:p text:style-name="P7"/>
      <text:p text:style-name="P9"><text:span text:style-name="T10">Table 2:</text:span><text:span text:style-name="T7"> </text:span>zydechat_organization</text:p>
      <text:p text:style-name="P8"/>
      <text:p text:style-name="P8">1) organization_id</text:p>
      <text:p text:style-name="P8">2) organization_name</text:p>
      <text:p text:style-name="P8">3) organization_address</text:p>
      <text:p text:style-name="P8">4) organization_location</text:p>
      <text:p text:style-name="P8">5) organization_zipcode</text:p>
      <text:p text:style-name="P8">6) organization_contact1</text:p>
      <text:p text:style-name="P8">7) organization_contact2</text:p>
      <text:p text:style-name="P13">8) organization_email <text:span text:style-name="T16">(unique)</text:span></text:p>
      <text:p text:style-name="P13">9) organization_alt_email</text:p>
      <text:p text:style-name="P8"><text:span text:style-name="T14">10</text:span>) created_by (super admin, <text:span text:style-name="T20">organization</text:span>)</text:p>
      <text:p text:style-name="P8"><text:span text:style-name="T14">11</text:span>) updated_date<text:span text:style-name="T17">t</text:span>ime</text:p>
      <text:p text:style-name="P8"/>
      <text:p text:style-name="P9"><text:span text:style-name="T10">Table 3:</text:span><text:span text:style-name="T7"> </text:span>zydechat_useragent</text:p>
      <text:p text:style-name="P8"/>
      <text:p text:style-name="P8">1) useragent_id</text:p>
      <text:p text:style-name="P8">2) useragent_name</text:p>
      <text:p text:style-name="P8">3) useragent_organization_<text:span text:style-name="T15">id</text:span></text:p>
      <text:p text:style-name="P8">4) organization_id</text:p>
      <text:p text:style-name="P8">5) created_by (Super admin, organization)</text:p>
      <text:p text:style-name="P8">6) updated_date<text:span text:style-name="T19">t</text:span>ime</text:p>
      <text:p text:style-name="P8"/>
      <text:p text:style-name="P10"><text:span text:style-name="T9">Table 4:</text:span> zydechat_customer</text:p>
      <text:p text:style-name="P10"/>
      <text:p text:style-name="P10">1) customer_id</text:p>
      <text:p text:style-name="P13">2) <text:span text:style-name="T7">customer_</text:span>name</text:p>
      <text:p text:style-name="P13">3) <text:span text:style-name="T7">customer_</text:span>location</text:p>
      <text:p text:style-name="P13">4) customer_contact1</text:p>
      <text:p text:style-name="P13">5) customer_contact2</text:p>
      <text:p text:style-name="P13">6) customer_email</text:p>
      <text:p text:style-name="P13">7) customer_alt_email</text:p>
      <text:p text:style-name="P13">8) customer_organization_id</text:p>
      <text:p text:style-name="P10"><text:span text:style-name="T14">9</text:span>) useragent_id</text:p>
      <text:p text:style-name="P10"><text:span text:style-name="T14">10</text:span>) organization_id</text:p>
      <text:p text:style-name="P10"><text:span text:style-name="T14">11</text:span>) updated_date<text:span text:style-name="T17">t</text:span>ime</text:p>
      <text:p text:style-name="P10"><text:soft-page-break/></text:p>
      <text:p text:style-name="P11"><text:span text:style-name="T9">Table 5:</text:span> zydechat_<text:span text:style-name="T13">messenger</text:span></text:p>
      <text:p text:style-name="P10"/>
      <text:p text:style-name="P11">1) <text:span text:style-name="T13">messenger</text:span>_id</text:p>
      <text:p text:style-name="P10">2) useragent_id</text:p>
      <text:p text:style-name="P10">3) customer_id</text:p>
      <text:p text:style-name="P11">4) <text:span text:style-name="T13">messenger</text:span>_content</text:p>
      <text:p text:style-name="P10">5) updated_date<text:span text:style-name="T17">t</text:span>ime</text:p>
      <text:p text:style-name="P19"/>
      <text:p text:style-name="P19">Table 6:<text:span text:style-name="T11"> zydechat_useragent_status</text:span></text:p>
      <text:p text:style-name="P10"/>
      <text:p text:style-name="P10">1) status_id</text:p>
      <text:p text:style-name="P10">2) useragent_id</text:p>
      <text:p text:style-name="P10">3) chat_status (true, false)</text:p>
      <text:p text:style-name="P10">4) updated_date<text:span text:style-name="T18">t</text:span>ime</text:p>
      <text:p text:style-name="P10"/>
      <text:p text:style-name="P19">Table 7:<text:span text:style-name="T11"> zydechat_useragent_log</text:span></text:p>
      <text:p text:style-name="P10"/>
      <text:p text:style-name="P10">1) agent_log_id</text:p>
      <text:p text:style-name="P10">2) useragent_id</text:p>
      <text:p text:style-name="P10">3) customer_id</text:p>
      <text:p text:style-name="P10">4) start_time</text:p>
      <text:p text:style-name="P10">5) end_time</text:p>
      <text:p text:style-name="P12">6) agent_rating</text:p>
      <text:p text:style-name="P12">7) customer_feedback</text:p>
      <text:p text:style-name="P12">8) updated_date<text:span text:style-name="T21">t</text:span>ime</text:p>
      <text:p text:style-name="P10"/>
      <text:p text:style-name="P10"/>
      <text:p text:style-name="P28">Xmpp Installation Step:</text:p>
      <text:p text:style-name="P24"/>
      <text:p text:style-name="P24"><text:span text:style-name="T9">Step1:</text:span> Download OpenFire from below Link:</text:p>
      <text:p text:style-name="P24"/>
      <text:p text:style-name="P24"><text:a xlink:type="simple" xlink:href="http://www.igniterealtime.org/downloads/index.jsp" text:style-name="Internet_20_link" text:visited-style-name="Visited_20_Internet_20_Link">http://www.igniterealtime.org/downloads/index.jsp</text:a></text:p>
      <text:p text:style-name="P24"/>
      <text:p text:style-name="P24"><text:span text:style-name="T9">Step2:</text:span> Install openFire.</text:p>
      <text:p text:style-name="P24"/>
      <text:p text:style-name="P24"><text:span text:style-name="T9">Step3:</text:span> In the configuration section you will find database settings. Where it will ask you select embedded database or a standard database connection. Choose a standard database connection so that you can use your MySQL database. Select MySQL from the Database Driver list. Insert the name of your server and database into the Database URL field. For example, for a MySQL database named openfire set up on localhost, you'd enter: <text:s text:c="3"/>jdbc:mysql://localhost:3306/openfire</text:p>
      <text:p text:style-name="P25"/>
      <text:p text:style-name="P26">Then enter the username and password for the database user you created earlier.</text:p>
      <text:p text:style-name="P26"/>
      <text:p text:style-name="P27"><text:span text:style-name="T9">Step5:</text:span> Now it’s time to configure your apache using BOSH so that we can bind HTTP with XMPP so please do the below things in your http.conf apache configuration file</text:p>
      <text:p text:style-name="P27">LoadModule proxy_http_module modules/mod_proxy_http.so</text:p>
      <text:p text:style-name="P27">LoadModule proxy_module modules/mod_proxy.so</text:p>
      <text:p text:style-name="P27">Then at the very bottom of the configuration file please add</text:p>
      <text:p text:style-name="P27"><text:soft-page-break/># XMPP proxy rule</text:p>
      <text:p text:style-name="P27">ProxyRequests Off</text:p>
      <text:p text:style-name="P27">ProxyPass /bosh http://127.0.0.1:7070/http-bind/</text:p>
      <text:p text:style-name="P27">ProxyPassReverse /bosh http://127.0.0.1:7070/http-bind/</text:p>
      <text:p text:style-name="P27">(Note use 127.0.0.1 or localhost as per your server configuration)</text:p>
      <text:p text:style-name="P27">So now your BOSH URL is <text:s text:c="2"/>http://localhost/bo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rebuchet MS" svg:font-family="'Trebuchet MS', Trebuchet, 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5T17:10:28.221000000</meta:creation-date>
    <dc:date>2016-09-05T02:55:22.983000000</dc:date>
    <meta:editing-duration>PT6H47M41S</meta:editing-duration>
    <meta:editing-cycles>32</meta:editing-cycles>
    <meta:generator>LibreOffice/5.0.0.5$Windows_X86_64 LibreOffice_project/1b1a90865e348b492231e1c451437d7a15bb262b</meta:generator>
    <meta:document-statistic meta:table-count="0" meta:image-count="0" meta:object-count="0" meta:page-count="4" meta:paragraph-count="98" meta:word-count="386" meta:character-count="2940" meta:non-whitespace-character-count="2646"/>
  </office:meta>
</office:document-meta>
</file>